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" svg:stroke-width="0cm" svg:stroke-color="#010101" draw:stroke-linejoin="none" svg:stroke-linecap="butt" draw:fill="solid" draw:fill-color="#010101" draw:textarea-horizontal-align="center" draw:textarea-vertical-align="middle"/>
    </style:style>
    <style:style style:name="P1" style:family="paragraph">
      <loext:graphic-properties draw:fill="solid" draw:fill-color="#010101"/>
      <style:paragraph-properties fo:text-align="center"/>
    </style:style>
  </office:automatic-styles>
  <office:body>
    <office:drawing>
      <draw:page draw:name="page1" draw:style-name="dp1" draw:master-page-name="Padrão">
        <draw:path draw:style-name="gr1" draw:text-style-name="P1" draw:layer="layout" svg:width="75.77cm" svg:height="76.21cm" svg:x="12.115cm" svg:y="14.289cm" svg:viewBox="0 0 75771 76211" svg:d="M40970 0l7489 1762 7048 2643 7048 4406 3965 3964 5727 8811 2202 5286 1322 5727v10573l-3084 10572-2202 4846-1322 2202-3965 5287-3965 3524h-440l-881 441-881 881-5287 2643-9250 2643h-9251l-2643-440-441-441 441-441h3084l440 441h4846l8370-1322 4845-1762 2643-1321 881-881 2643-1763h441l5286-5286 1322-1762v-441l881-1321 881-881 881-1322 2643-5286 881-2642 1322-6608v-7930l-3084-10573-2202-4405-3084-4405-6168-6168-1762-1322h-440l-2203-1321-881-881-4405-2203-3964-1321-4846-882h-7489l-5727 1322-6608 2203-5286 2643-1762 1322-5287 5286-4846 7048-2643 6168v440l-440 441-441-441v-440l3084-7049 881-881 440-881v-440l881-1322 1322-1321 1322-1763v-440l5286-5287 2203-1762 3524-1321 1762-881 881-881 1762-881 3084-882 5286-881zM35684 24229h440l881 881v1762l-440 441h-881l-441-441h-440l-1322 1322v881l440 2203 441 440 1322 881h3964v-440h-1321l-441-441v-440l441-441h1762l440-440v-441h-1762l-440-440v-881l1762-1763 3084-1762 440 441v881h1322l881-441 440-440h441l440 440-440 1322-441 881h2203l881-441 441-440h1761l2643 1762 881 881v881l-1322 1762-1321 1322h-441l-440-441h-2202v441h880l1322 1322 440 881v440l-440 441h-441l-881 881v3964l-439 441v441l1320 440h441l1762 1762-441 441h-440l-1322-1322h-4404l-881 1322v881l440 440h441v-440l440-441 441 441v2643l440 441v880l-881 881h-440l-441-441-440-880v-881l-881-881-3965 3964h-2203l-2643-1762-440-440v-3084l-881-3083-882-1763-1321-1321-3524-881-441-441v-440h-881l-441 440-440 1322-441 3084v3083l-1762 1762h-440l-441-440-440-881v-441l-881-881h-441l-1322-1321v-881l1322-1322 1762 1762h1322v-4846l440-440 441-881v-441l881-881 881-440h2643l441-441h440l1762 1762 1763 1322 440-441v-440l-440-441v-1321l1762-1763-881-440-1763-441-2202-881-881-881-441-881v-1321l4406-4846zM1322 28194l441 441v881l-441 440-441-440v-881zM48459 29075h1322l439 881v881l-439 441h-1322l-2643 440-441 441h-881l441-441h440l1322-1321-441-441-440 441v-441l881-440zM881 29956l441 441v881l-441 440-440-440v-881zM441 32159l440 440v2644l-440 440-441-440v-2644zM37446 34802h440v881l-440 441h-881v-441zM48018 36124h441l-441 440v441l441 440h441v1762l-441 1322h-881l-881 881v440l881 882-441 440-881-440-440-441v-441l440-440-440-881-441-441v-1762h881l881-881v-440zM44054 38326h440v1322l-440-441zM441 40529l440 440v3084l1322 5287 1762 4844 881 1763 881 881 1322 2202v441l2203 3084 4405 4405 3084 2203 7489 3524 3083 881 441 440-441 441h-881l-12775-5727-3084-3084-3965-4846v-440l-440-881-881-881-3084-7049-2203-7488v-3084zM43613 43172h1322l440 441-1762 881h-440v-881zM40089 43613h440v1762l441 881 440 440h882l881-440 440-441h881v881l-440 441-441 881v440l-881 882-1322 880h-440l-441-440v-440l441-441v-1322l-441-440-440-881zM28195 74008h1321l441 441-441 440h-1321l-441-440zM30397 74449h1322l440 440-440 441h-1322l-440-441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09:41:05.976728748</meta:creation-date>
    <dc:date>2023-12-13T10:06:51.241725588</dc:date>
    <meta:editing-duration>PT5M5S</meta:editing-duration>
    <meta:editing-cycles>2</meta:editing-cycles>
    <meta:generator>LibreOffice/7.0.4.2$Linux_X86_64 LibreOffice_project/00$Build-2</meta:generator>
    <meta:document-statistic meta:object-count="1"/>
  </office:meta>
</office:document-meta>
</file>